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13mm"/>
    </style:style>
    <style:style style:name="co2" style:family="table-column">
      <style:table-column-properties fo:break-before="auto" style:column-width="196.7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80.1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4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pository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TOSSIM build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AntiTheft/java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no 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AntiTheft/Nodes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AntiTheftAppC.nc:42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AntiTheft/Root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AntiTheftRootAppC.nc:40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BaseStation15.4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BaseStation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CoapBlip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CoapPpp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apps/Co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apps/PppRou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apps/sniffer/Mac_Jn516Sniff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apps/sniffer/Phy_Jn516Sniff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apps/UDPEc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apps/UDP_sens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base/Glow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base/Platform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base/SimpleBlink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radio/Ieee154Bare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serial/TestPrintf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serial/TestSerial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MultihopOscilloscope/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MultihopOscilloscopeLqi/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MultihopOscilloscopeLqi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MultihopOscilloscope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MViz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Oscilloscope/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Oscilloscope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Powerup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PppRouter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PPPSniffer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RadioCountToLeds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RadioSenseToLeds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CPEcho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arbiters/TestFcfsArbiter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arbiters/TestRoundRobinArbiter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Blink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p() not defi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blip/TestLinkLocal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Need ‘PrintfUART.h’ and ‘lib6lowpan/ip.h’ </text:p>
          </table:table-cell>
          <table:table-cell/>
          <table:table-cell office:value-type="string" calcext:value-type="string">
            <text:p>BLIP 2.0 is a reimplementation of IPv6 in TinyOS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cc2420/LplBroadcastCountToLeds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RadioCountToLedsAppC.nc:69: no match</text:p>
          </table:table-cell>
          <table:table-cell/>
          <table:table-cell office:value-type="string" calcext:value-type="string">
            <text:p>This is a low power listening version of RadioCountToLeds,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LplBroadcastPeriodicDelivery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TestPeriodicAppC.nc:59: no match</text:p>
          </table:table-cell>
          <table:table-cell/>
          <table:table-cell office:value-type="string" calcext:value-type="string">
            <text:p>This app sends a message from Transmitter node to AM_BROADCAST_ADDR and waits 1000 ms between each </text:p>
            <text:p>delivery so the Rx mote's radio shuts back off and has to redetect to receive the next Message.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LplUnicastPeriodicDelivery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TestPeriodicAppC.nc:59: no match</text:p>
          </table:table-cell>
          <table:table-cell/>
          <table:table-cell office:value-type="string" calcext:value-type="string">
            <text:p>This app sends a message from Transmitter node to the recevier node and waits 1000 ms between each </text:p>
            <text:p>delivery so the Rx mote's radio shuts back off and has to redetect to receive the next message.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RssiToSerial</text:p>
          </table:table-cell>
          <table:table-cell office:value-type="string" calcext:value-type="string">
            <text:p>success</text:p>
          </table:table-cell>
          <table:table-cell table:number-columns-repeated="3"/>
          <table:table-cell office:value-type="string" calcext:value-type="string">
            <text:p>Install this application to one node, connected to the computer.</text:p>
            <text:p>The node will measure the environmental RSSI from the CC2420 and sending those readings over the serial port.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TestAcks</text:p>
          </table:table-cell>
          <table:table-cell office:value-type="string" calcext:value-type="string">
            <text:p>success</text:p>
          </table:table-cell>
          <table:table-cell table:number-columns-repeated="3"/>
          <table:table-cell office:value-type="string" calcext:value-type="string">
            <text:p>In short, Leds 1&amp;2 should be toggling the majority of the time, until the other receiver</text:p>
            <text:p>stops receiving packets by turning off or moving out of range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cc2420/TestPacketLink</text:p>
          </table:table-cell>
          <table:table-cell office:value-type="string" calcext:value-type="string">
            <text:p>success</text:p>
          </table:table-cell>
          <table:table-cell table:number-columns-repeated="3"/>
          <table:table-cell office:value-type="string" calcext:value-type="string">
            <text:p>Test the effectiveness of the PacketLink layer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TestSecurity/BaseStation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BaseStationC.nc:102: no match</text:p>
          </table:table-cell>
          <table:table-cell/>
          <table:table-cell office:value-type="string" calcext:value-type="string">
            <text:p>This application is a modification to the RadioCountToLeds/</text:p>
            <text:p>application with CC2420 security features added to outgoing packets. The packets are decrypted at the receiver node. 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TestSecurity/RadioCountToLeds1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RadioCountToLedsAppC.nc:65: no match</text:p>
          </table:table-cell>
          <table:table-cell/>
          <table:table-cell office:value-type="string" calcext:value-type="string">
            <text:p>This application is a modification to the RadioCountToLeds/</text:p>
            <text:p>application with CC2420 security features added to outgoing packets. The packets are decrypted at the receiver node. 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TxThroughput</text:p>
          </table:table-cell>
          <table:table-cell office:value-type="string" calcext:value-type="string">
            <text:p>success</text:p>
          </table:table-cell>
          <table:table-cell table:number-columns-repeated="3"/>
          <table:table-cell office:value-type="string" calcext:value-type="string">
            <text:p>This application is used more for characterization rather than a test.</text:p>
            <text:p>It measures the maximum radio throughput using the largest message payload size, and does not use low power listening.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deluge/Basestation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torageVolumes.h: No such file or directory</text:p>
          </table:table-cell>
          <table:table-cell/>
          <table:table-cell office:value-type="string" calcext:value-type="string">
            <text:p>This is a sample application for Deluge T2. The application is similar</text:p>
            <text:p>with GoldenImage, but it includes the basestation behavior by using the CFLAGS=-DDELUGE_BASESTATION flag.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deluge/Blink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torageVolumes.h: No such file or directory</text:p>
          </table:table-cell>
          <table:table-cell/>
          <table:table-cell office:value-type="string" calcext:value-type="string">
            <text:p>This application serves two purposes. First, it contains two test cases for Deluge T2: testing base station functionality and network-wide </text:p>
            <text:p>reprogramming. Second, it is a sample application referenced in the Deluge T2 wiki page to illustrate some of the basics in reprogramming. 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deluge/GoldenImage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torageVolumes.h: No such file or directory</text:p>
          </table:table-cell>
          <table:table-cell/>
          <table:table-cell office:value-type="string" calcext:value-type="string">
            <text:p>This is a sample application for Deluge T2. The application is similar to Null, but it includes Deluge T2. The Makefile includes the</text:p>
            <text:p>DELUGE_LIGHT_BASESTATION flag to allow the nodes to be pinged using tos-deluge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deluge/SerialBlink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torageVolumes.h: No such file or directory</text:p>
          </table:table-cell>
          <table:table-cell/>
          <table:table-cell office:value-type="string" calcext:value-type="string">
            <text:p>This is a sample application for Deluge T2. The program blinks and sends a serial message every second.</text:p>
          </table:table-cell>
        </table:table-row>
        <table:table-row table:style-name="ro3">
          <table:table-cell office:value-type="string" calcext:value-type="string">
            <text:p>tinyos-main</text:p>
          </table:table-cell>
          <table:table-cell office:value-type="string" calcext:value-type="string">
            <text:p>tests/eyesIFX/RadioCountToFlash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torageVolumes.h: No such file or directory</text:p>
          </table:table-cell>
          <table:table-cell/>
          <table:table-cell office:value-type="string" calcext:value-type="string">
            <text:p>RadioCountToLeds maintains a 1Hz counter and broadcsts its value repeatedly. A RadioCountToLeds node that hears a counter writes the counter to the flash. </text:p>
            <text:p>After LOG_LENGTH (default = 16) successful receiptions the previously stored counters are read from the flash with a delay of 100ms between each read. </text:p>
            <text:p>The bottom three bits are displayed on the LEDs. This application tests the coexistance between the radio and the flash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eyesIFX/Radio/TestHAL/TestTDA5250Control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interface Tda5250Control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eyesIFX/Radio/TestPacketSerializer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interface Tda5250Control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eyesIFX/Radio/TestUARTPhy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interface Tda5250Control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eyesIFX/Radio/TestUARTPhyWithModes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interface Tda5250Control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eyesIFX/Timer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TestTimerC.nc:62: no mat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LinkBench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BenchmarkCoreC.nc:63: no match</text:p>
          </table:table-cell>
          <table:table-cell/>
          <table:table-cell office:value-type="string" calcext:value-type="string">
            <text:p>This application's main goal is to provide a universal framework that is able to conduct reproducible tests/benchmarks in order to analyze and measure </text:p>
            <text:p>The radio-communication generated by the applied benchmark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mica2/ADC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TestADCC.nc:53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mica2/mts300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Atm128AdcC.nc:74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msp430/Adc12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sp430Adc12.h: No such file or dire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msp430/AdcSimple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Atm128AdcC.nc:74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msp430/BlinkMSP430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BlinkC.nc:10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msp432/dma432_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msp432/master_s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msp432/TestGPIO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interface HplMsp432Gpio not fou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inyos-main</text:p>
          </table:table-cell>
          <table:table-cell office:value-type="string" calcext:value-type="string">
            <text:p>tests/mts300/PhotoTemp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Atm128AdcC.nc:74: no match</text:p>
          </table:table-cell>
          <table:table-cell/>
          <table:table-cell office:value-type="string" calcext:value-type="string">
            <text:p>This is a hacked version of the Oscilloscope application which simultaneously samples the PhotoC and TempC sensors of the mts300 to</text:p>
            <text:p>ensure that arbitration is working correctly. Compile and run it like the usual Oscilloscope application. The output normally looks like</text:p>
            <text:p>sawteeth because it consists of alternating light and temperature values.</text:p>
          </table:table-cell>
        </table:table-row>
        <table:table-row table:style-name="ro3">
          <table:table-cell office:value-type="string" calcext:value-type="string">
            <text:p>tinyos-main</text:p>
          </table:table-cell>
          <table:table-cell office:value-type="string" calcext:value-type="string">
            <text:p>tests/mts400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tddef.h: No such file or directory</text:p>
          </table:table-cell>
          <table:table-cell/>
          <table:table-cell office:value-type="string" calcext:value-type="string">
            <text:p>In this application, the Accel202C sensor is sampled first in the X and then in the Y direction. In the next step, the Intersema5534C sensor is sampled, </text:p>
            <text:p>and the read values are stored in an array. The first element is the temperature and the second is the pressure. </text:p>
            <text:p>After this, the SensirionSht11C sensor is sampled, where the raw temperature and then humidity data is read.</text:p>
          </table:table-cell>
        </table:table-row>
        <table:table-row table:style-name="ro3">
          <table:table-cell office:value-type="string" calcext:value-type="string">
            <text:p>tinyos-main</text:p>
          </table:table-cell>
          <table:table-cell office:value-type="string" calcext:value-type="string">
            <text:p>tests/NxFloat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yntax error before `nx_float'</text:p>
          </table:table-cell>
          <table:table-cell/>
          <table:table-cell office:value-type="string" calcext:value-type="string">
            <text:p>NxFloat is a version of the TestSerial application modified to use floating point numbers. It tests communication over the serial port</text:p>
            <text:p>and nx_float support. The java application sends packets to the serial port at 1Hz: the packet contains an incrementing counter. When the</text:p>
            <text:p>mote application receives a counter packet, it displays the bottom three bits on its LEDs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RadioStress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rfxlink/RadioSniffer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RadioSnifferC.nc:48: no mat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rfxlink/TestPacketTimeSync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java error : cannot find symbol</text:p>
          </table:table-cell>
          <table:table-cell/>
          <table:table-cell office:value-type="string" calcext:value-type="string">
            <text:p>The test setup consists of a pinger node (programmed with node id 1), one or more ponger nodes, and a base station. The test application operates as follows: </text:p>
            <text:p>The pinger node periodically sends out ping messages using the TimeSyncAMSend interface.</text:p>
          </table:table-cell>
        </table:table-row>
        <table:table-row table:style-name="ro3">
          <table:table-cell office:value-type="string" calcext:value-type="string">
            <text:p>tinyos-main</text:p>
          </table:table-cell>
          <table:table-cell office:value-type="string" calcext:value-type="string">
            <text:p>tests/rfxlink/TestTimeStamping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java error : cannot find symbol</text:p>
          </table:table-cell>
          <table:table-cell/>
          <table:table-cell office:value-type="string" calcext:value-type="string">
            <text:p>The TestTimeStamping component verifies the time stamping precision of the radio stack. You need to program 3 motes with node ids: 0, 1 and 2.</text:p>
            <text:p>Start them. The yellow (LED1) is toggled if the mote is sending a message, the green (LED2) is toggled if the mote is receiving a message, and</text:p>
            <text:p>the red (LED0) is toggled if there is some error.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rfxlink/TestTransmit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TestRadioDriverC.nc:48: no match</text:p>
          </table:table-cell>
          <table:table-cell/>
          <table:table-cell office:value-type="string" calcext:value-type="string">
            <text:p>This application sends a very short message (2 bytes) every 2 millisec without checking for other traffic. We want to test if the radio driver</text:p>
            <text:p>locks up because we want to transmit while receiving another message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adc12b/AdcReader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oteAppC.nc:58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adc12b/AdcReaderNow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oteAppC.nc:58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adc12b/AdcReaderStream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oteAppC.nc:58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adc12b/AdcReaderStreamPDC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oteAppC.nc:58: no match</text:p>
          </table:table-cell>
          <table:table-cell/>
          <table:table-cell office:value-type="string" calcext:value-type="string">
            <text:p>12 bit ADC test program for SAM3U with PDC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adc/AdcReader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oteAppC.nc:58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adc/AdcReaderNow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Atm128AdcC.nc:74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adc/AdcReaderStream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oteAppC.nc:58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adc/AdcReaderStreamPDC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oteAppC.nc:57: no match</text:p>
          </table:table-cell>
          <table:table-cell/>
          <table:table-cell office:value-type="string" calcext:value-type="string">
            <text:p>12 bit ADC test program for SAM3S with PDC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clock/showSpeed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ClockSpeedAppC.nc:50: no mat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sam3/dac/fast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acAppC.nc:52: no match</text:p>
          </table:table-cell>
          <table:table-cell/>
          <table:table-cell office:value-type="string" calcext:value-type="string">
            <text:p>test These applications generate a tone on the two DAC outputs. The tone can be observed on PB13 and PB14, or on the headset output with a</text:p>
            <text:p>loudspeaker/headphones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dac/pdc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acAppC.nc:52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dac/timer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acAppC.nc:52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dma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oteAppC.nc:60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eefc/erase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oteAppC.nc:50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eefc/read_write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AT91SAM3U4.h: No such file or dire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hsmci/fatfs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oteAppC.nc:48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hsmci/hil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am3uhsmcihardware.h: No such file or dire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hsmci/hpl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am3uhsmcihardware.h: No such file or dire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hsmci/sd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am3uhsmcihardware.h: No such file or dire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lc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mpu/TestMpuProt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mpu/TestMpuProtectionSysca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p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pin/cap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pin/interrup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s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TestADE77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TestM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TestSv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TestU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timer/Alarm32kh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timer/AlarmTMic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tw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twi_p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us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torage/B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torage/CircularLo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torage/Confi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torage/Lo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torage/SyncLo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losb/TestUserButt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A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Ala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AMOnO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AMSer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Broadc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Dh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D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Dissemin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E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Ftsp/FtspLplBeaco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Ftsp/FtspL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Ftsp/Ft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Led/BlinkL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Led/LedCol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Led/MultiL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Led/MultiLedSing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LocalTi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L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MultihopLq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NetworkL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Networ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OscilloscopeLQI/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OscilloscopeLQ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PowerMana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Power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Print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RPL/ud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Schedul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SerialBandwid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Se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SerialPrint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SimCo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SimTim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Slee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Sr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TimerSyn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TrickleTim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Tym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Associate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Associate/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Data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Data/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GTS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GTS/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Indirect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Indirect/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Multihop/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Multihop/pancoo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Multihop/rou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StartSync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StartSync/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nonbeacon-enabled/TestActiveScan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nonbeacon-enabled/TestActiveScan/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nonbeacon-enabled/TestAssociate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nonbeacon-enabled/TestAssociate/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nonbeacon-enabled/TestIndirectData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nonbeacon-enabled/TestIndirectData/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nonbeacon-enabled/TestPromiscuo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packetsniff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ucmini/Sensor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Accelerometer/TestADXL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Accelerometer/TestADXL345-XY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Accelerometer/TestIntADXL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FastA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Phidge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Pr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Tempera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TestBa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TestE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TestGP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Ziglets/SimpleTSL2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Ziglets/TestBMP0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Ziglets/TestSht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BlinkConfi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Blink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BlinkTas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BlinkToRad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LowPowerSensing/B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LowPowerSensing/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LowPowerSensing/Sampl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PacketParr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Print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RssiDemo/InterceptB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RssiDemo/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RssiDemo/RssiB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RssiDemo/SendingMo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SharedResourceDem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UDPEcho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UDPEcho/ut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MHHello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ahhr-ipsn09/apps/HierarchicalRoutingDem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antlab-polimi/dpcm_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antlab-polimi/java/sr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antlab-polimi/sensors/baseSt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antlab-polimi/sensors/cameraCo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antlab-polimi/sensors/intermediateN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antlab-polimi/sens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aub/apps/RadioSenseToL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acme/apps/AC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acme/apps/ACMeterA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acme/apps/ACMeterAppX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acme/apps/ACMeterReact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acme/apps/ACmeX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acme/apps/Remo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apps/AIIT_tutorials/1_Pu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apps/AIIT_tutorials/1_Togg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apps/AIIT_tutorials/2_Bli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apps/AIIT_tutorials/2_Cou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apps/AIIT_tutorials/3_PrintSe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apps/AIIT_tutorials/4_Du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apps/AIIT_tutorials/4_Sing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apps/AIIT_tutorials/5_Ra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apps/AIIT_tutorials/5_Smoo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apps/AIIT_tutorials/6_Cou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apps/AIIT_tutorials/6_Readin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apps/AIIT_tutorials/7_Requ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apps/AIIT_tutorials/7_RequestSamp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apps/AIIT_tutorials/8_CountToRad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apps/AIIT_tutorials/8_RadioToCou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apps/BlinkSP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apps/Remo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blip-2.0/apps/IPBaseSt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blip-2.0/apps/TCPEc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blip-2.0/apps/Test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blip-2.0/apps/tests/TestE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blip-2.0/apps/UDPEc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blip-2.0/support/sdk/c/blip/lib6lowpan/te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blip-2.0/support/sdk/c/blip/libtc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hotmac/apps/HotmacB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quanto/apps/Bli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quanto/apps/BouncePack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quanto/apps/Burs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quanto/apps/Burst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quanto/apps/QBli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quanto/apps/QBouncePack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quanto/apps/RadioCountToL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quanto/apps/TestCom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quanto/apps/TestL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quanto/apps/TestSingleConte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quanto/apps/TestSingleContextTim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quanto/apps/TestU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quanto/tools/quanto/com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quanto/tools/quanto/labj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erkeley/quanto/tools/quanto/scrip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apps/BaseSt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apps/blazeradio/ContinuousTransm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apps/NetworkEnergyAnaly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apps/PowerTogglingCountToL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apps/RadioCountToL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tos/lib/crc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ntegration/cc1100/init/PowerCyc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ntegration/cc1100/performance/AckSuccessR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ntegration/cc1100/performance/AM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ntegration/cc1100/performance/Broadcast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ntegration/cc1100/performance/TestNo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ntegration/cc1100/performance/TestRxThroughputWithNo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ntegration/cc1100/performance/TestRxThroughputWithNoC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ntegration/cc1100/performance/TestRxThroughputWithNoCcaNo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ntegration/cc1100/performance/TestRxThroughputWithNoCcaSw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ntegration/cc1100/performance/TestSw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ntegration/cc1100/performance/TestSwAcksNoC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ntegration/cc1100/performance/TestTxThroughputNoC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ntegration/cc1100/performance/TestTxThroughputNoCcaNo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ntegration/cc1100/performance/TestTxThroughputNoCcaSw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ntegration/cc1100/performance/TestTxThroughputWithNo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ntegration/cc1100/performance/TestTxThroughputWithSw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ntegration/dual/am/MultiRadio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ntegration/dual/am/TestBroadcastWith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ntegration/dual/am/TestBroadcastWithout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ntegration/dual/splitcontrol/StartStopWhileBusyReceiv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ntegration/dual/splitcontrol/StartStopWhileBusyTransceiv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ntegration/dual/splitcontrol/StartStopWhileBusyTransmit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ntegration/dual/splitcontrol/TestRadioSplitContr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blaze/unittests/tos/chips/ccxx00/isolation/CsmaBehavi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cedt/apps/tests/Test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cedt/apps/tests/TestMC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ce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cotsbots/apps/BeepDiffu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cotsbots/apps/Figur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cotsbots/apps/MotorBoard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cotsbots/apps/Obstac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cotsbots/apps/TestCo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cotsbots/apps/TestMotorBo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cotsbots/apps/TestNavig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cotsbots/apps/WhiskerDem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cotsbots/tools/BeepDiffu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cotsbots/too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cotsbots/tools/RobotC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crypto/apps/TestA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crypto/apps/TestTrivium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crypto/apps/TestTrivium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crypto/apps/Trivium-MM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csau/misc/apps/tests/Ieee154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csau/misc/apps/tests/Lpl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csau/misc/apps/tests/TestNeighborT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csau/ub/apps/UnifiedBroadcast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csm/tos/lib/toss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exma/apps/TestRadioPrin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exma/tools/dexcellskelgen/modu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common/apps/BlinkNoTimerTas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common/apps/Compression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common/apps/Ec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common/apps/LogRec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common/ap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common/apps/TestA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common/apps/TestLog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common/apps/TestSimpleM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common/apps/TTXDemo/PC_display/trend-200507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common/apps/TTXDemo/SampleForwardB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common/apps/TTXDemo/SampleForwardN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common/apps/USBSerialEc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common/tools/compression/huff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common/tools/compression/huffman-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common/tools/compression/lz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common/tools/com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common/tools/compression/passthr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common/tools/compression/power-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common/tools/compression/ratio-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common/tools/compression/simp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common/tools/daq/kernel-dri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common/tools/da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freescale/apps/ActiveMessage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freescale/apps/Bli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freescale/apps/GeneralIO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freescale/apps/Kbi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freescale/apps/Mc13192SendRecieve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freescale/apps/Null2S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freescale/apps/Null2SerTas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freescale/apps/Rti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mcs51/apps/BlinkNoTim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mcs51/apps/BlinkNoTimerTas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mcs51/apps/Ec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mcs51/ap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diku/sensinode/ap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cosensory/apps/ReadMoistureSens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cosensory/apps/tests/Testch12A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cosensory/apps/tests/TestMSP430platf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/apps/turtle_scan/impl/tinyn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/apps/turtle_snap/impl/mica2d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/apps/turtle_snap/impl/mica2dot/tests/UnitTestBeac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/apps/turtle_snap/impl/mica2dot/tests/UnitTestG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/apps/turtle_snap/impl/mica2dot/tests/UnitTestInteres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/apps/turtle_snap/impl/mica2dot/tests/UnitTestLZ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/apps/turtle_snapper/impl/mica2d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/apps/turtle_snapper/impl/mica2dot/tests/UnitTestBeac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/apps/turtle_snapper/impl/mica2dot/tests/UnitTestG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/apps/turtle_snapper/impl/mica2dot/tests/UnitTestInteres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/apps/turtle_snapper/impl/mica2dot/tests/UnitTestLZ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/apps/turtle_snapper/impl/tinyn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/eon/src/cli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/eon/src/client/sfacc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/eon/src/motelo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/eon/src/runtime/linuxs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/eon/src/runtime/linuxsim/simwor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/eon/src/runtime/starg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/eon/src/runtime/stargate/sfacc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/eon/src/util/coll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/eon/src/util/DumpFla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/eon/src/util/Eras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/eon/tinyos/apps/TestDeluge/FormatFla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thz/nodule/apps/Bli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thz/nodule/ap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thz/nodule/apps/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thz/nodule/apps/Power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thz/nodule/apps/te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thz/rest-api/apps/webser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thz/snpk/apps/DSNBo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thz/snpk/apps/Harvester/java/harve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thz/snpk/apps/Harve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thz/snpk/apps/MultihopOscillosc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thz/snpk/apps/tests/BufferedC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thz/snpk/apps/tests/CCASc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thz/snpk/apps/tests/DSN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thz/snpk/apps/tests/Sensor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thz/snpk/apps/tests/SyncMacEndur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thz/snpk/apps/tests/SyncM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thz/snpk/apps/tests/SyncMacStr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ethz/snpk/apps/tests/TestTimeSyn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gems/tt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gems/ttsp/tinyos/apps/BeaconBroadca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gems/ttsp/tinyos/apps/GoldenIm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gems/ttsp/tinyos/ap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gems/ttsp/tinyos/apps/profil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gems/ttsp/tinyos/apps/profilers/ProfileTsnDri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gems/ttsp/tinyos/apps/ReferenceBroadca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gems/ttsp/tinyos/apps/te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gems/ttsp/tinyos/apps/tests/TestTt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gems/ttsp/tiny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gems/ttsp/tinyos/tos/lib/tt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gems/ttsp/tinyos/t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gems/wmtp/tinyos/apps/tests/TestWMTP/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gems/wmtp/tinyos/apps/tests/TestWMT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gems/wmtp/tinyos/apps/WMTPBaseSt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gems/wmtp/tinyos/apps/WMTPRadioCountToL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gems/wmtp/tinyos/tos/lib/net/wmtp/adap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gems/wmtp/tinyos/tos/lib/net/wmt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hitdke/support/sdk/c/syns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intelmote2/apps/Bli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intelmote2/apps/cameraMultiHop/camN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intelmote2/apps/cameraMultiHop/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intelmote2/apps/cameraMultiHop/rootN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intelmote2/apps/cameraTestJpegSerial/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intelmote2/apps/cameraTestJpegSe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intelmote2/apps/TestSD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intelmote2/support/sdk/c/camera_c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intelmote2/support/sdk/c/compr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iowa/T2.tsync/ap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jhu/apps/TestDs1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jhu/apps/TestOneWireB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jhu/lpp/TestLppBasest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jhu/lpp/TestLppN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jhu/printf/TestPrint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kth/ls7366r/apps/TestCoun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kth/tkn154-gts/apps/beacon-enabled/TestGts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kth/tkn154-gts/apps/beacon-enabled/TestGts/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kth/tkn154-gts-mod/apps/beacon-enabled/TestNetworkManager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kth/tkn154-gts-mod/apps/beacon-enabled/TestNetworkManager/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kth/tkn154-gts-mod/apps/TestPromicuo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marionette/apps/tests/TestMarionet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mc/raven/apps/BlinkRav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mts4x0/apps/Jost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mts4x0/apps/TestG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mts4x0/apps/TestGpsPars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mts4x0/apps/TestHplAdg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mts4x0/apps/TestMts400Switch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nxtmote/apps/tests/A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nxtmote/apps/tests/b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nxtmote/apps/tests/I2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nxtmote/apps/tests/S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nxtmote/misc/src/libnxt/flash_wri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nxtmote/misc/src/libusb-win32/libusb-win32-src-0.1.1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pisync/SampleApplic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pisync/SampleApplication/Refer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Blackbook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DictionaryDem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DirectStorageVie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ExternalFlashVie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InternalFlashVie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InternalModifyVie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MediaForm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cc2420/LplBroadcastCountToL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cc2420/LplBroadcastPeriodicDelive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cc2420/LplUnicastPeriodicDelive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cc2420/RssiToSe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cc2420/Test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cc2420/TestPacketLi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cc2420/TxThrough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RadioTests/FreqH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RadioTests/RadioReliability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TestBlackbook/BlackbookFlashVie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TestBlackbook/StandaloneDictiona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TestBlackbook/StandaloneF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TestConfigur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TestLpl/PowerTest500MsSlee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TestLpl/Test200MsBroadc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TestLpl/Test200MsSlee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TestLpl/Test50MsContinuo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TestLpl/Test50MsSlee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TestLpl/TestBroadc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TestLpl/TestContinuousDelive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TestLpl/TestInvalidDestin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TestLpl/TestMultiple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TestLpl/TestPeriodicDelive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TestMts420G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TestParameter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TestStat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apps/tests/TestSt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tools/ft232r/d2x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tools/ft232r/winex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tos/chips/msp430/dac12/te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rincon/tos/chips/msp430/pwm/examp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ensorscheme/support/sdk/pltscheme/buildfi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himmer/apps/AccelEC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himmer/apps/AccelGy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himmer/apps/BoilerPl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himmer/apps/BtStre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himmer/apps/GpsSlee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himmer/apps/GyroM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himmer/apps/HostTimeLogg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himmer/apps/JustFATLogg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himmer/apps/ParamLogg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himmer/apps/SimpleAccelGy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himmer/apps/SimpleAcc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himmer/apps/SimpleGS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himmer/swtest/Bluetoo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himmer/swtest/BluetoothMa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himmer/swtest/G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himmer/swtest/GyroBo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himmer/swtest/SerialTi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himmer/swtest/SyncedRadio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himmer/swtest/Tilt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himmer/swtest/UserButt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kel/apps/Sk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tanford-lgl/apps/cameraTestJpegSerial/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tanford-lgl/apps/cameraTestJpegSe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tanford-lgl/apps/tests/TestPacketTimeStamp/d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tanford-lgl/apps/tests/TestPacketTimeSta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tanford-lgl/apps/tests/TestTimeSyncMessage/d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tanford-lgl/apps/tests/TestTimeSyncMess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tanford-sing/apps/PowerNetB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tanford-sing/apps/powernet-ctp-instrumen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tanford-sing/apps/RssiSamp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stanford-sing/s4-tinyos-2.x/apps/TestS4Simp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cd/powertossim-z/powercur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cd/powertossim-z/tinyos_files/tinyos-2.0.2/apps/At45dbTest/StorageBlock_Simple_A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cd/powertossim-z/tinyos_files/tinyos-2.0.2/apps/RadioCountToLedsPowerTossim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cd/powertossim-z/tinyos_files/tinyos-2.1.1/apps/At45dbTest/StorageBlock_Simple_A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cd/powertossim-z/tinyos_files/tinyos-2.1.1/apps/RadioCountToLedsPowerTossim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cd/powertossim-z/tinyos_files/tinyos-2.1.2/apps/At45dbTest/StorageBlock_Simple_A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cd/powertossim-z/tinyos_files/tinyos-2.1.2/apps/RadioCountToLedsPowerTossim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cd/tinyhop/apps/TinyHopTest-v.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imetossim/tinyos-2.x/tools/cgram/examp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imetossim/tinyos-2.x/tools/cgram/gramma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inybt/apps/BluetoothTester/sr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inymulle/apps/IRSensor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inymulle/apps/MotionSensor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inymulle/apps/mulle_tests/Blink.INT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inymulle/apps/RadioCountToDi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inymulle/apps/RF230Sniff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inymulle/apps/RF230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inymulle/apps/TestM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inyos-programming/AntiTheftBook/6.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inyos-programming/AntiTheftBook/6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inyos-programming/AntiTheftBook/6.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inyos-programming/AntiTheftBook/6.2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inyos-programming/AntiTheftBook/6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inyos-programming/AntiTheftBook/6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inyos-programming/AntiTheftBook/6.4/ro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inyos-programming/AntiTheftBook/6.5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inyos-programming/AntiTheftBook/6.5.2/ro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inyos-programming/FlashSampl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inyos-programming/ReliableSe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inyos-programming/SoundLocalizer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inyos-programming/SoundLocalizer/Detec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b/apps/PacketSniffer_802_15_4/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b/apps/PacketSniffer_802_15_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b/apps/TinyCO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b/support/sdk/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b/support/sdk/java/n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b/support/sdk/java/net/tiny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b/support/sdk/java/net/tinyos/tinyco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apps/PowerOutletFeedback/b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apps/PowerOutletFeedback/outl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apps/SizeofSe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support/sdk/tunit/src/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support/sdk/tunit/src/com/rinc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support/sdk/tunit/src/com/rincon/tunit/bu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support/sdk/tunit/src/com/rincon/tunit/ex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support/sdk/tunit/src/com/rincon/tunitfeedb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support/sdk/tunit/src/com/rincon/tunitfeedback/poweroutl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support/sdk/tunit/src/com/rincon/tunit/li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support/sdk/tunit/src/com/rincon/tun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support/sdk/tunit/src/com/rincon/tunit/parsers/app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support/sdk/tunit/src/com/rincon/tunit/parserspars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support/sdk/tunit/src/com/rincon/tunit/parsers/suiteproper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support/sdk/tunit/src/com/rincon/tunit/parsers/tunitproper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support/sdk/tunit/src/com/rincon/tunitpost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support/sdk/tunit/src/com/rincon/tunit/proper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support/sdk/tunit/src/com/rincon/tunit/report/cha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support/sdk/tunit/src/com/rincon/tunit/repo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support/sdk/tunit/src/com/rincon/tunit/r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support/sdk/tunit/src/com/rincon/tunit/s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support/sdk/tunit/src/com/rincon/tunit/sta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support/sdk/tunit/src/com/rincon/ut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support/sdk/tunit/sr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init/PowerCyc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performance/AM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performance/Broadcast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performance/CheckSoftwareBroadcastAckBehavi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performance/TestNo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performance/TestRxThroughputWithNo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performance/TestRxThroughputWithNoC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performance/TestRxThroughputWithNoCcaNo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performance/TestRxThroughputWithNoCcaSw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performance/TestRxThroughputWithSw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performance/TestSw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performance/TestSwAcksNoC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performance/TestTxThroughputNoC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performance/TestTxThroughputNoCcaNo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performance/TestTxThroughputNoCcaSw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performance/TestTxThroughputWithNo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performance/TestTxThroughputWithSw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receive/Acks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receive/Basic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receive/BroadcastWithAcknowledg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receive/Csma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receive/MultiAckBroadcast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receive/MultiCsmaBroadcast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receive/MultiCsma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receive/NoAck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receive/ReceiveWithAcknowledg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receive/TestRxFifo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receive/WrongAddressAck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transmit/MultiCsmaBroadcast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transmit/MultiCsma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1100/transmit/MultiTransm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init/PowerCyc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performance/AM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performance/Broadcast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performance/CheckSoftwareBroadcastAckBehavi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performance/TestNo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performance/TestRxThroughputWithNo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performance/TestRxThroughputWithNoC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performance/TestRxThroughputWithNoCcaNo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performance/TestRxThroughputWithNoCcaSw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performance/TestRxThroughputWithSw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performance/TestSw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performance/TestSwAcksNoC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performance/TestTxThroughputNoC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performance/TestTxThroughputNoCcaNo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performance/TestTxThroughputNoCcaSw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performance/TestTxThroughputWithNo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performance/TestTxThroughputWithSw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receive/Acks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receive/Basic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receive/BroadcastWithAcknowledg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receive/Csma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receive/MultiAckBroadcast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receive/MultiCsmaBroadcast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receive/MultiCsma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receive/NoAck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receive/ReceiveWithAcknowledg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receive/TestRxFifo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receive/WrongAddressAck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transmit/MultiCsmaBroadcast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transmit/MultiCsmaSendRece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cc2500/transmit/MultiTransm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dual/am/TestBroadcastWith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dual/am/TestBroadcastWithout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dual/init/MultipleStartS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dual/init/PowerCyc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dual/splitcontrol/MultipleStartS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dual/splitcontrol/StartStopWhileBusyReceiv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dual/splitcontrol/StartStopWhileBusyTransceiv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dual/splitcontrol/StartStopWhileBusyTransmit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ntegration/dual/splitcontrol/TestRadioSplitContr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solation/AckBehavi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solation/CsmaBehavi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solation/L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blaze/tos/chips/ccxx00/isolation/SplitControlMana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rincon/tos/chips/stm25p/TestDirectStorageD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rincon/tos/chips/stm25p/TestDirectStorageNoD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-contrib/rincon/tos/system/TestFifoQueu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CheckHardwareBroadcastAckBehavi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CheckSoftwareBroadcastAckBehavi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ActiveAddressChangeAfterSt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ActiveAddressChangeAtBo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ActiveByteIndic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ActiveEnergyIndic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ActivePacketIndic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CancelAMSe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CancelCC2420Transm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Chann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ConfigAddressChangeAfterSt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ConfigAddressChangeAtBo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Hw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HwAcksNoC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IndirectActiveByteIndic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IndirectActiveEnergyIndic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IndirectActivePacketIndic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InUseRxDutyCyc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InUseTxDutyCyc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LplDefaultContinuousDelive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LplDefaultPeriodicDelive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LplRadioSplitContr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LplRadioSplitControlWhileDutyCyc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No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PacketLink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PassiveByteIndic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PassiveEnergyIndic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RadioSplitContr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RxThroughputWithHw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RxThroughputWithNo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RxThroughputWithNoCcaHw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RxThroughputWithNoC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RxThroughputWithNoCcaNo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RxThroughputWithNoCcaSw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RxThroughputWithSw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SpiArbit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Sw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SwAcksNoC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TxThroughputNoCcaHw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TxThroughputNoC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TxThroughputNoCcaNo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TxThroughputNoCcaSw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TxThroughputWithHw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TxThroughputWithNo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cc2420/TestTxThroughputWithSw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general_radio_tests/TestMa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general_radio_tests/TestMac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chips/general_radio_tests/TestMac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lib/serial/TestUartBy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lib/serial/TestUartStre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lib/tunit/TestAsser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lib/tunit/TestEmp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lib/tunit/TestFail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lib/tunit/TestLongerTimeo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lib/tunit/TestMax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lib/tunit/TestMin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lib/tunit/TestMultipleAsse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lib/tunit/TestMultipleTests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lib/tunit/TestMultipleTests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lib/tunit/TestSk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lib/tunit/TestStatist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lib/tunit/TestTimeo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lib/tunit/TestTwoNode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system/TestActiveMessageAddres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system/TestFcfsArbiter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tunit/tests/tinyos-2.x/tos/system/TestStat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cc/PLScheduler/apps/PriorityTestApps/PreemptingLeds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cc/PLScheduler/apps/PriorityTestApps/PreemptingL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cc/PLScheduler/apps/PriorityTestApps/RadioCountToL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cd/Octopus/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cd/Octopus/mo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ni_valencia/ema/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ni_valencia/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ni_valencia/Gath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nlpt/apps/K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nlpt/apps/TestRssiA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nlpt/FireSim/app/TestFireS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ob/apps/PrintfPyCli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ob/apps/TrickleS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ob/apps/UDPEchoWith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ob/apps/UDPEchoWithMeasurem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ob/apps/UDPServi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ob/tossdr/ucla/gnuradio-802.15.4-demodulation/sos/config/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ob/tossdr/ucla/gnuradio-802.15.4-demodulation/sos/config/po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ob/tossdr/ucla/gnuradio-802.15.4-demodulation/sos/modules/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ob/tossdr/ucla/gnuradio-802.15.4-demodulation/sos/modules/po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sc/senzip/SenZip_v1.0/SenZipA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vigo/apps/test/zigvigo/coord+Router+Device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vigo/apps/test/zigvigo/coord+Router+Device/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vigo/apps/test/zigvigo/coord+Router+Device/rou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vigo/apps/test/zigvigo/directJoin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vigo/apps/test/zigvigo/directJoin/rou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vigo/apps/test/zigvigo/edScan/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vigo/apps/test/zigvigo/edScan/txThrough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vigo/apps/test/zigvigo/join0+ownLeave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vigo/apps/test/zigvigo/join0+ownLeave/rou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vigo/apps/test/zigvigo/join2+coordLeave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vigo/apps/test/zigvigo/join2+coordLeave/rou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vigo/apps/test/zigvigo/sniff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vigo/apps/test/zigvigo/sync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vigo/apps/test/zigvigo/sync/rou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uvigo/tos/lib/net/zigvi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vu/apps/BaseSt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vu/apps/TestDf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vu/apps/TestHybridAla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vu/apps/TestPacketTimesta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vu/apps/TestPacketTimeSyn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vu/apps/TestRemoteContr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nlab/apps/SecureBaseSt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sensorweb/tools/sim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elosw/apps/RadioCountToL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do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li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lib/simx/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lib/sim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lib/simx/pro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lib/simx/pushb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lib/simx/syn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lib/simx/txpower/test/Bli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pyth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python/simx/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python/simx/act/mi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python/sim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python/simx/test/b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python/simx/test/base/Oscillosc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python/simx/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python/simx/test/pro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python/simx/test/probe/Probe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python/simx/test/sens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python/simx/test/sensor/Sensor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python/simx/test/syn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python/simx/test/sync/Oscillosc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python/tinyos/mess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python/tinyos/pack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re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test/act/BlinkTxPo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test/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test/act/MVi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test/act/MViz/n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test/act/MViz/net/tiny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test/act/MViz/net/tinyos/mvi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test/act/Oscilloscope/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test/act/Oscillosc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test/Octopus/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test/Octopus/motes/data/pix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simx/simx/test/Octopus/mo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XMonitor/Confi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XMonitor/debug/rp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XMonitor/lib/co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XMoni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XMonitor/monitor/Dialo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XMonitor/monitor/ev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XMonitor/monitor/PacketAnalyz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XMonitor/monitor/ut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tools/XMonitor/oasis/apps/OasisA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WakeNet/apps/ContinuousTransm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WakeNet/apps/RadioCountToL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WakeNet/apps/WakeNet/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su/WakeNet/apps/WakeNet/mo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ustl/upma/apps/sensys07-measurements/bmac/dutyCyc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ustl/upma/apps/sensys07-measurements/bmac/laten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ustl/upma/apps/sensys07-measurements/bmac/through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ustl/upma/apps/sensys07-measurements/pure-tdma/through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ustl/upma/apps/sensys07-measurements/scp-wustl/dutyCyc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ustl/upma/apps/sensys07-measurements/scp-wustl/laten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ustl/upma/apps/sensys07-measurements/scp-wustl/through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ustl/upma/apps/sensys07-measurements/ss-tdma/through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ustl/upma/apps/sensys07-measurements/xmac/dutyCyc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ustl/upma/apps/sensys07-measurements/xmac/laten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ustl/upma/apps/sensys07-measurements/xmac/through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ustl/upma/apps/tests/TestBm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ustl/upma/apps/tests/TestBoXmac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ustl/upma/apps/tests/TestLocalTi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ustl/upma/apps/tests/TestPureTd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ustl/upma/apps/tests/TestSC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wustl/upma/apps/tests/TestSSTd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yuceg/apps/BlockingBli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yuceg/apps/BlockingRadioCountToL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zuriel/Recei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3,x-contrib</text:p>
          </table:table-cell>
          <table:table-cell office:value-type="string" calcext:value-type="string">
            <text:p>zuriel/Transmitte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2:00:21.393914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0T10:06:18.129542317</meta:creation-date>
    <dc:date>2019-12-10T12:01:25.273169343</dc:date>
    <meta:editing-duration>PT43M45S</meta:editing-duration>
    <meta:editing-cycles>22</meta:editing-cycles>
    <meta:generator>LibreOffice/6.3.3.2.0$Linux_X86_64 LibreOffice_project/30$Build-2</meta:generator>
    <meta:document-statistic meta:table-count="1" meta:cell-count="1856" meta:object-count="0"/>
  </office:meta>
</office:document-meta>
</file>